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5965in" svg:height="2.4295in" svg:x="5.7197in" svg:y="0.2201in">
            <draw:object draw:notify-on-update-of-ranges="Sheet1.A3:Sheet1.B3 Sheet1.A4:Sheet1.B7 Sheet1.C3:Sheet1.C3 Sheet1.C4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92in" svg:height="3.5386in" svg:x="0.6626in" svg:y="3.0984in">
            <draw:object draw:notify-on-update-of-ranges="Sheet1.A10:Sheet1.A11 Sheet1.A12:Sheet1.A16 Sheet1.B10:Sheet1.B11 Sheet1.B12:Sheet1.B16 Sheet1.C10:Sheet1.C11 Sheet1.C12:Sheet1.C16 Sheet1.D10:Sheet1.D11 Sheet1.D12:Sheet1.D16 Sheet1.E10:Sheet1.E11 Sheet1.E12:Sheet1.E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ercitiul 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EXP.org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iss rate(8)</text:p>
          </table:table-cell>
          <table:table-cell office:value-type="percentage" office:value="0.9869" calcext:value-type="percentage">
            <text:p>98.6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ss rate(16)</text:p>
          </table:table-cell>
          <table:table-cell office:value-type="percentage" office:value="0.9928" calcext:value-type="percentage">
            <text:p>99.28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ss rate (32)</text:p>
          </table:table-cell>
          <table:table-cell office:value-type="percentage" office:value="0.99545" calcext:value-type="percentage">
            <text:p>99.5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ss rate (64)</text:p>
          </table:table-cell>
          <table:table-cell office:value-type="percentage" office:value="0.9971" calcext:value-type="percentage">
            <text:p>99.71%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ydr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s rate</text:p>
          </table:table-cell>
          <table:table-cell office:value-type="string" calcext:value-type="string">
            <text:p>4kb</text:p>
          </table:table-cell>
          <table:table-cell table:style-name="Default" office:value-type="string" calcext:value-type="string">
            <text:p>8kb</text:p>
          </table:table-cell>
          <table:table-cell office:value-type="string" calcext:value-type="string">
            <text:p>16kb</text:p>
          </table:table-cell>
          <table:table-cell office:value-type="string" calcext:value-type="string">
            <text:p>32kb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table:style-name="ce1" office:value-type="percentage" office:value="0.83357" calcext:value-type="percentage">
            <text:p>83.36%</text:p>
          </table:table-cell>
          <table:table-cell office:value-type="percentage" office:value="0.8674" calcext:value-type="percentage">
            <text:p>86.74%</text:p>
          </table:table-cell>
          <table:table-cell table:style-name="ce1" office:value-type="percentage" office:value="0.8876" calcext:value-type="percentage">
            <text:p>88.76%</text:p>
          </table:table-cell>
          <table:table-cell table:style-name="ce1" office:value-type="percentage" office:value="0.91537" calcext:value-type="percentage">
            <text:p>91.54%</text:p>
          </table:table-cell>
        </table:table-row>
        <table:table-row table:style-name="ro1">
          <table:table-cell office:value-type="string" calcext:value-type="string">
            <text:p>2-way</text:p>
          </table:table-cell>
          <table:table-cell table:style-name="ce1" office:value-type="percentage" office:value="0.8791" calcext:value-type="percentage">
            <text:p>87.91%</text:p>
          </table:table-cell>
          <table:table-cell office:value-type="percentage" office:value="0.9181" calcext:value-type="percentage">
            <text:p>91.81%</text:p>
          </table:table-cell>
          <table:table-cell table:style-name="ce1" office:value-type="percentage" office:value="0.94405" calcext:value-type="percentage">
            <text:p>94.41%</text:p>
          </table:table-cell>
          <table:table-cell table:style-name="ce1" office:value-type="percentage" office:value="0.9337" calcext:value-type="percentage">
            <text:p>93.37%</text:p>
          </table:table-cell>
        </table:table-row>
        <table:table-row table:style-name="ro1">
          <table:table-cell office:value-type="string" calcext:value-type="string">
            <text:p>4-way</text:p>
          </table:table-cell>
          <table:table-cell table:style-name="ce1" office:value-type="percentage" office:value="0.7818" calcext:value-type="percentage">
            <text:p>78.18%</text:p>
          </table:table-cell>
          <table:table-cell office:value-type="percentage" office:value="0.9158" calcext:value-type="percentage">
            <text:p>91.58%</text:p>
          </table:table-cell>
          <table:table-cell table:style-name="ce1" office:value-type="percentage" office:value="0.9417" calcext:value-type="percentage">
            <text:p>94.17%</text:p>
          </table:table-cell>
          <table:table-cell table:style-name="ce1" office:value-type="percentage" office:value="0.93418" calcext:value-type="percentage">
            <text:p>93.42%</text:p>
          </table:table-cell>
        </table:table-row>
        <table:table-row table:style-name="ro1">
          <table:table-cell office:value-type="string" calcext:value-type="string">
            <text:p>8-way</text:p>
          </table:table-cell>
          <table:table-cell/>
          <table:table-cell office:value-type="percentage" office:value="0.8561" calcext:value-type="percentage">
            <text:p>85.61%</text:p>
          </table:table-cell>
          <table:table-cell table:style-name="ce1" office:value-type="percentage" office:value="0.9276" calcext:value-type="percentage">
            <text:p>92.76%</text:p>
          </table:table-cell>
          <table:table-cell table:style-name="ce1" office:value-type="percentage" office:value="0.9482" calcext:value-type="percentage">
            <text:p>94.82%</text:p>
          </table:table-cell>
        </table:table-row>
        <table:table-row table:style-name="ro1">
          <table:table-cell office:value-type="string" calcext:value-type="string">
            <text:p>fully asoc</text:p>
          </table:table-cell>
          <table:table-cell table:style-name="ce1" office:value-type="percentage" office:value="0.881" calcext:value-type="percentage">
            <text:p>88.10%</text:p>
          </table:table-cell>
          <table:table-cell office:value-type="percentage" office:value="0.9196" calcext:value-type="percentage">
            <text:p>91.96%</text:p>
          </table:table-cell>
          <table:table-cell table:style-name="ce1" office:value-type="percentage" office:value="0.93042" calcext:value-type="percentage">
            <text:p>93.04%</text:p>
          </table:table-cell>
          <table:table-cell table:style-name="ce1" office:value-type="percentage" office:value="0.9487" calcext:value-type="percentage">
            <text:p>94.8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3T17:29:48.844000000</meta:creation-date>
    <dc:date>2023-11-03T18:20:07.674000000</dc:date>
    <meta:editing-duration>PT50M8S</meta:editing-duration>
    <meta:editing-cycles>33</meta:editing-cycles>
    <meta:generator>LibreOffice/7.2.1.2$Windows_X86_64 LibreOffice_project/87b77fad49947c1441b67c559c339af8f3517e22</meta:generator>
    <meta:document-statistic meta:table-count="1" meta:cell-count="4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676cm" svg:height="6.172cm" xlink:href=".." xlink:type="simple" chart:class="chart:bar" chart:style-name="ch1">
        <chart:legend chart:legend-position="end" svg:x="9.355cm" svg:y="2.784cm" style:legend-expansion="high" chart:style-name="ch2"/>
        <chart:plot-area chart:style-name="ch3" table:cell-range-address="Sheet1.A3:Sheet1.C7" chart:data-source-has-labels="both" svg:x="0.233cm" svg:y="0.123cm" svg:width="8.889cm" svg:height="5.926cm">
          <chart:coordinate-region svg:x="1.669cm" svg:y="0.123cm" svg:width="7.453cm" svg:height="4.668cm"/>
          <chart:axis chart:dimension="x" chart:name="primary-x" chart:style-name="ch4" chartooo:axis-type="auto">
            <chartooo:date-scale/>
            <chart:categories table:cell-range-address="Sheet1.A4:Sheet1.B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7" chart:label-cell-address="Sheet1.C3:Sheet1.C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ss rate(8)</text:p>
                <text:list>
                  <text:list-item>
                    <text:p/>
                  </text:list-item>
                  <text:list-item>
                    <text:p>Miss rate(8)</text:p>
                  </text:list-item>
                </text:list>
                <draw:g>
                  <svg:desc>Sheet1.A4:Sheet1.B7</svg:desc>
                </draw:g>
              </table:table-cell>
              <table:table-cell office:value-type="float" office:value="0.9869">
                <text:p>0.9869</text:p>
                <draw:g>
                  <svg:desc>Sheet1.C4:Sheet1.C7</svg:desc>
                </draw:g>
              </table:table-cell>
            </table:table-row>
            <table:table-row>
              <table:table-cell office:value-type="string">
                <text:p>Miss rate(16)</text:p>
                <text:list>
                  <text:list-item>
                    <text:p/>
                  </text:list-item>
                  <text:list-item>
                    <text:p>Miss rate(16)</text:p>
                  </text:list-item>
                </text:list>
              </table:table-cell>
              <table:table-cell office:value-type="float" office:value="0.9928">
                <text:p>0.9928</text:p>
              </table:table-cell>
            </table:table-row>
            <table:table-row>
              <table:table-cell office:value-type="string">
                <text:p>Miss rate (32)</text:p>
                <text:list>
                  <text:list-item>
                    <text:p/>
                  </text:list-item>
                  <text:list-item>
                    <text:p>Miss rate (32)</text:p>
                  </text:list-item>
                </text:list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Miss rate (64)</text:p>
                <text:list>
                  <text:list-item>
                    <text:p/>
                  </text:list-item>
                  <text:list-item>
                    <text:p>Miss rate (64)</text:p>
                  </text:list-item>
                </text:list>
              </table:table-cell>
              <table:table-cell office:value-type="float" office:value="0.9971">
                <text:p>0.9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bar" chart:style-name="ch1">
        <chart:legend chart:legend-position="end" svg:x="14.378cm" svg:y="3.436cm" style:legend-expansion="high" chart:style-name="ch2"/>
        <chart:plot-area chart:style-name="ch3" table:cell-range-address="Sheet1.A10:Sheet1.E16" chart:data-source-has-labels="both" svg:x="0.32cm" svg:y="0.179cm" svg:width="13.738cm" svg:height="8.631cm">
          <chart:coordinate-region svg:x="1.947cm" svg:y="0.381cm" svg:width="12.111cm" svg:height="7.776cm"/>
          <chart:axis chart:dimension="x" chart:name="primary-x" chart:style-name="ch4" chartooo:axis-type="auto">
            <chartooo:date-scale/>
            <chart:categories table:cell-range-address="Sheet1.A12:Sheet1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:Sheet1.B16" chart:label-cell-address="Sheet1.B10:Sheet1.B11" chart:class="chart:bar">
            <chart:data-point chart:repeated="5"/>
          </chart:series>
          <chart:series chart:style-name="ch8" chart:values-cell-range-address="Sheet1.C12:Sheet1.C16" chart:label-cell-address="Sheet1.C10:Sheet1.C11" chart:class="chart:bar">
            <chart:data-point chart:repeated="5"/>
          </chart:series>
          <chart:series chart:style-name="ch9" chart:values-cell-range-address="Sheet1.D12:Sheet1.D16" chart:label-cell-address="Sheet1.D10:Sheet1.D11" chart:class="chart:bar">
            <chart:data-point chart:repeated="5"/>
          </chart:series>
          <chart:series chart:style-name="ch10" chart:values-cell-range-address="Sheet1.E12:Sheet1.E16" chart:label-cell-address="Sheet1.E10:Sheet1.E1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kb</text:p>
                <text:list>
                  <text:list-item>
                    <text:p/>
                  </text:list-item>
                  <text:list-item>
                    <text:p>4kb</text:p>
                  </text:list-item>
                </text:list>
                <draw:g>
                  <svg:desc>Sheet1.B10:Sheet1.B11</svg:desc>
                </draw:g>
              </table:table-cell>
              <table:table-cell office:value-type="string">
                <text:p>8kb</text:p>
                <text:list>
                  <text:list-item>
                    <text:p/>
                  </text:list-item>
                  <text:list-item>
                    <text:p>8kb</text:p>
                  </text:list-item>
                </text:list>
                <draw:g>
                  <svg:desc>Sheet1.C10:Sheet1.C11</svg:desc>
                </draw:g>
              </table:table-cell>
              <table:table-cell office:value-type="string">
                <text:p>16kb</text:p>
                <text:list>
                  <text:list-item>
                    <text:p/>
                  </text:list-item>
                  <text:list-item>
                    <text:p>16kb</text:p>
                  </text:list-item>
                </text:list>
                <draw:g>
                  <svg:desc>Sheet1.D10:Sheet1.D11</svg:desc>
                </draw:g>
              </table:table-cell>
              <table:table-cell office:value-type="string">
                <text:p>32kb</text:p>
                <text:list>
                  <text:list-item>
                    <text:p/>
                  </text:list-item>
                  <text:list-item>
                    <text:p>32kb</text:p>
                  </text:list-item>
                </text:list>
                <draw:g>
                  <svg:desc>Sheet1.E10:Sheet1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rect</text:p>
                <draw:g>
                  <svg:desc>Sheet1.A12:Sheet1.A16</svg:desc>
                </draw:g>
              </table:table-cell>
              <table:table-cell office:value-type="float" office:value="0.83357">
                <text:p>0.83357</text:p>
                <draw:g>
                  <svg:desc>Sheet1.B12:Sheet1.B16</svg:desc>
                </draw:g>
              </table:table-cell>
              <table:table-cell office:value-type="float" office:value="0.8674">
                <text:p>0.8674</text:p>
                <draw:g>
                  <svg:desc>Sheet1.C12:Sheet1.C16</svg:desc>
                </draw:g>
              </table:table-cell>
              <table:table-cell office:value-type="float" office:value="0.8876">
                <text:p>0.8876</text:p>
                <draw:g>
                  <svg:desc>Sheet1.D12:Sheet1.D16</svg:desc>
                </draw:g>
              </table:table-cell>
              <table:table-cell office:value-type="float" office:value="0.91537">
                <text:p>0.91537</text:p>
                <draw:g>
                  <svg:desc>Sheet1.E12:Sheet1.E16</svg:desc>
                </draw:g>
              </table:table-cell>
            </table:table-row>
            <table:table-row>
              <table:table-cell office:value-type="string">
                <text:p>2-way</text:p>
              </table:table-cell>
              <table:table-cell office:value-type="float" office:value="0.8791">
                <text:p>0.8791</text:p>
              </table:table-cell>
              <table:table-cell office:value-type="float" office:value="0.9181">
                <text:p>0.9181</text:p>
              </table:table-cell>
              <table:table-cell office:value-type="float" office:value="0.94405">
                <text:p>0.94405</text:p>
              </table:table-cell>
              <table:table-cell office:value-type="float" office:value="0.9337">
                <text:p>0.9337</text:p>
              </table:table-cell>
            </table:table-row>
            <table:table-row>
              <table:table-cell office:value-type="string">
                <text:p>4-way</text:p>
              </table:table-cell>
              <table:table-cell office:value-type="float" office:value="0.7818">
                <text:p>0.7818</text:p>
              </table:table-cell>
              <table:table-cell office:value-type="float" office:value="0.9158">
                <text:p>0.9158</text:p>
              </table:table-cell>
              <table:table-cell office:value-type="float" office:value="0.9417">
                <text:p>0.9417</text:p>
              </table:table-cell>
              <table:table-cell office:value-type="float" office:value="0.93418">
                <text:p>0.93418</text:p>
              </table:table-cell>
            </table:table-row>
            <table:table-row>
              <table:table-cell office:value-type="string">
                <text:p>8-way</text:p>
              </table:table-cell>
              <table:table-cell office:value-type="float" office:value="NaN">
                <text:p>NaN</text:p>
              </table:table-cell>
              <table:table-cell office:value-type="float" office:value="0.8561">
                <text:p>0.8561</text:p>
              </table:table-cell>
              <table:table-cell office:value-type="float" office:value="0.9276">
                <text:p>0.9276</text:p>
              </table:table-cell>
              <table:table-cell office:value-type="float" office:value="0.9482">
                <text:p>0.9482</text:p>
              </table:table-cell>
            </table:table-row>
            <table:table-row>
              <table:table-cell office:value-type="string">
                <text:p>fully asoc</text:p>
              </table:table-cell>
              <table:table-cell office:value-type="float" office:value="0.881">
                <text:p>0.881</text:p>
              </table:table-cell>
              <table:table-cell office:value-type="float" office:value="0.9196">
                <text:p>0.9196</text:p>
              </table:table-cell>
              <table:table-cell office:value-type="float" office:value="0.93042">
                <text:p>0.93042</text:p>
              </table:table-cell>
              <table:table-cell office:value-type="float" office:value="0.9487">
                <text:p>0.9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